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wner Information: </text:p>
          </table:table-cell>
          <table:table-cell/>
        </table:table-row>
        <table:table-row table:style-name="ro1">
          <table:table-cell office:value-type="string">
            <text:p>Name: </text:p>
          </table:table-cell>
          <table:table-cell>
            <text:p>Katarina Matusova</text:p>
          </table:table-cell>
        </table:table-row>
        <table:table-row table:style-name="ro1">
          <table:table-cell office:value-type="string">
            <text:p>Address: </text:p>
          </table:table-cell>
          <table:table-cell>
            <text:p>Pod hajom 1366, Dubnica</text:p>
          </table:table-cell>
        </table:table-row>
      </table:table>
      <table:table table:name="1800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500.0">
            <text:p>500.00</text:p>
          </table:table-cell>
          <table:table-cell office:value-type="string">
            <text:p>Total expenses</text:p>
          </table:table-cell>
          <table:table-cell office:value-type="float" office:value="9000.0">
            <text:p>9,000.00</text:p>
          </table:table-cell>
          <table:table-cell office:value-type="string">
            <text:p>Total incomes</text:p>
          </table:table-cell>
          <table:table-cell office:value-type="float" office:value="9500.0">
            <text:p>9,5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NSE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Phillip Smith</text:p>
          </table:table-cell>
          <table:table-cell office:value-type="string">
            <text:p>Ulica mieru 45, Ilav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-500">
            <text:p>-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30">
            <text:p>30,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">
            <text:p>35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46">
            <text:p>4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53">
            <text:p>5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62">
            <text:p>6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1">
            <text:p>7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8">
            <text:p>7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9">
            <text:p>8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94">
            <text:p>9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07">
            <text:p>10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10">
            <text:p>11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5">
            <text:p>12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6">
            <text:p>12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3">
            <text:p>14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2">
            <text:p>14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61">
            <text:p>16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58">
            <text:p>15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9">
            <text:p>17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4">
            <text:p>17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7">
            <text:p>19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0">
            <text:p>19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15">
            <text:p>21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06">
            <text:p>20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3">
            <text:p>23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22">
            <text:p>22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1">
            <text:p>25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8">
            <text:p>23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69">
            <text:p>26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4">
            <text:p>25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87">
            <text:p>28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70">
            <text:p>27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05">
            <text:p>30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86">
            <text:p>28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9">
            <text:p>35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12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OpenOffice/4.1.5$Win32 OpenOffice.org_project/415m1$Build-9789</meta:generator>
    <dc:date>2018-06-16T12:03:59.88</dc:date>
    <meta:editing-duration>PT52S</meta:editing-duration>
    <meta:editing-cycles>4</meta:editing-cycles>
    <meta:document-statistic meta:table-count="2" meta:cell-count="51" meta:object-count="0"/>
  </office:meta>
</office:document-meta>
</file>